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9.5cm" fo:margin-left="-0.203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1.111cm"/>
    </style:style>
    <style:style style:name="Table1.C" style:family="table-column">
      <style:table-column-properties style:column-width="0.504cm"/>
    </style:style>
    <style:style style:name="Table1.D" style:family="table-column">
      <style:table-column-properties style:column-width="0.189cm"/>
    </style:style>
    <style:style style:name="Table1.E" style:family="table-column">
      <style:table-column-properties style:column-width="1.503cm"/>
    </style:style>
    <style:style style:name="Table1.F" style:family="table-column">
      <style:table-column-properties style:column-width="2.307cm"/>
    </style:style>
    <style:style style:name="Table1.G" style:family="table-column">
      <style:table-column-properties style:column-width="3.99cm"/>
    </style:style>
    <style:style style:name="Table1.H" style:family="table-column">
      <style:table-column-properties style:column-width="0.774cm"/>
    </style:style>
    <style:style style:name="Table1.I" style:family="table-column">
      <style:table-column-properties style:column-width="0.644cm"/>
    </style:style>
    <style:style style:name="Table1.J" style:family="table-column">
      <style:table-column-properties style:column-width="1.995cm"/>
    </style:style>
    <style:style style:name="Table1.K" style:family="table-column">
      <style:table-column-properties style:column-width="2.99cm"/>
    </style:style>
    <style:style style:name="Table1.1" style:family="table-row">
      <style:table-row-properties fo:keep-together="auto"/>
    </style:style>
    <style:style style:name="Table1.A1" style:family="table-cell">
      <style:table-cell-properties fo:background-color="#5b9bd5" fo:padding-left="0.141cm" fo:padding-right="0.176cm" fo:padding-top="0.176cm" fo:padding-bottom="0.176cm" fo:border="1pt solid #5b9bd5">
        <style:background-image/>
      </style:table-cell-properties>
    </style:style>
    <style:style style:name="Table1.2" style:family="table-row">
      <style:table-row-properties style:min-row-height="0.788cm" fo:keep-together="auto"/>
    </style:style>
    <style:style style:name="Table1.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D5" style:family="table-cell">
      <style:table-cell-properties fo:background-color="#deeaf6"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A6" style:family="table-cell">
      <style:table-cell-properties fo:background-color="#ffffff"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7" style:family="table-cell">
      <style:table-cell-properties fo:background-color="#5b9bd5"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11" style:family="table-cell">
      <style:table-cell-properties fo:background-color="#deeaf6" fo:padding-left="0.141cm" fo:padding-right="0.176cm" fo:padding-top="0.176cm" fo:padding-bottom="0.176cm" fo:border-left="1pt solid #9cc2e5" fo:border-right="1pt solid #9cc2e5" fo:border-top="none" fo:border-bottom="1pt solid #9cc2e5">
        <style:background-image/>
      </style:table-cell-properties>
    </style:style>
    <style:style style:name="Table1.C11" style:family="table-cell">
      <style:table-cell-properties fo:background-color="#ffffff" fo:padding-left="0.148cm" fo:padding-right="0.176cm" fo:padding-top="0.176cm" fo:padding-bottom="0.176cm" fo:border-left="0.75pt solid #000001" fo:border-right="1pt solid #9cc2e5" fo:border-top="none" fo:border-bottom="1pt solid #9cc2e5">
        <style:background-image/>
      </style:table-cell-properties>
    </style:style>
    <style:style style:name="Table1.32" style:family="table-row">
      <style:table-row-properties style:min-row-height="2.715cm" fo:keep-together="auto"/>
    </style:style>
    <style:style style:name="Table2" style:family="table">
      <style:table-properties style:width="19.5cm" fo:margin-left="-0.203cm" fo:margin-top="0cm" fo:margin-bottom="0cm" table:align="left" style:writing-mode="lr-tb"/>
    </style:style>
    <style:style style:name="Table2.A" style:family="table-column">
      <style:table-column-properties style:column-width="4.389cm"/>
    </style:style>
    <style:style style:name="Table2.B" style:family="table-column">
      <style:table-column-properties style:column-width="15.111cm"/>
    </style:style>
    <style:style style:name="Table2.1" style:family="table-row">
      <style:table-row-properties fo:keep-together="auto"/>
    </style:style>
    <style:style style:name="Table2.A1" style:family="table-cell">
      <style:table-cell-properties fo:background-color="#5b9bd5" fo:padding-left="0.141cm" fo:padding-right="0.176cm" fo:padding-top="0.176cm" fo:padding-bottom="0.176cm" fo:border="1pt solid #5b9bd5">
        <style:background-image/>
      </style:table-cell-properties>
    </style:style>
    <style:style style:name="Table2.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2.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Verdana" fo:font-size="8pt" style:font-name-asian="Verdana1" style:font-size-asian="8pt" style:font-name-complex="Verdana1" style:font-size-complex="8pt"/>
    </style:style>
    <style:style style:name="P3" style:family="paragraph" style:parent-style-name="Standard">
      <style:paragraph-properties fo:margin-top="0cm" fo:margin-bottom="0cm" loext:contextual-spacing="false"/>
      <style:text-properties fo:font-size="5pt" style:font-size-asian="5pt" style:font-size-complex="5pt"/>
    </style:style>
    <style:style style:name="P4" style:family="paragraph" style:parent-style-name="Standard">
      <style:paragraph-properties fo:margin-top="0.106cm" fo:margin-bottom="0.106cm" loext:contextual-spacing="false" fo:line-height="100%"/>
    </style:style>
    <style:style style:name="P5" style:family="paragraph" style:parent-style-name="Standard">
      <style:paragraph-properties fo:margin-top="0.106cm" fo:margin-bottom="0.106cm" loext:contextual-spacing="false" fo:line-height="100%"/>
      <style:text-properties officeooo:paragraph-rsid="001cf00d"/>
    </style:style>
    <style:style style:name="P6"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7" style:family="paragraph" style:parent-style-name="Standard">
      <style:paragraph-properties fo:margin-top="0.106cm" fo:margin-bottom="0.106cm" loext:contextual-spacing="false" fo:line-height="100%"/>
      <style:text-properties style:font-name="Verdana" fo:font-size="10pt" officeooo:paragraph-rsid="001cf00d" style:font-name-asian="Verdana1" style:font-size-asian="10pt" style:font-name-complex="Verdana1" style:font-size-complex="10pt"/>
    </style:style>
    <style:style style:name="P8" style:family="paragraph" style:parent-style-name="Standard">
      <style:paragraph-properties fo:margin-top="0.106cm" fo:margin-bottom="0.106cm" loext:contextual-spacing="false" fo:line-height="100%"/>
      <style:text-properties style:font-name="Verdana" fo:font-size="10pt" officeooo:rsid="003159ad" officeooo:paragraph-rsid="003159ad" style:font-name-asian="Verdana1" style:font-size-asian="10pt" style:font-name-complex="Verdana1" style:font-size-complex="10pt"/>
    </style:style>
    <style:style style:name="P9" style:family="paragraph" style:parent-style-name="Standard">
      <style:paragraph-properties fo:margin-top="0.106cm" fo:margin-bottom="0.106cm" loext:contextual-spacing="false" fo:line-height="100%"/>
      <style:text-properties style:font-name="Verdana" fo:font-size="10pt" fo:background-color="#deeaf6" style:font-name-asian="Verdana1" style:font-size-asian="10pt" style:font-name-complex="Verdana1" style:font-size-complex="10pt"/>
    </style:style>
    <style:style style:name="P10" style:family="paragraph" style:parent-style-name="Standard">
      <style:paragraph-properties fo:margin-top="0.106cm" fo:margin-bottom="0.106cm" loext:contextual-spacing="false" fo:line-height="100%"/>
      <style:text-properties style:font-name="Verdana" fo:font-size="10pt" officeooo:rsid="003159ad" officeooo:paragraph-rsid="003159ad" fo:background-color="#deeaf6" style:font-name-asian="Verdana1" style:font-size-asian="10pt" style:font-name-complex="Verdana1" style:font-size-complex="10pt"/>
    </style:style>
    <style:style style:name="P11" style:family="paragraph" style:parent-style-name="Standard">
      <style:paragraph-properties fo:margin-top="0.106cm" fo:margin-bottom="0.106cm" loext:contextual-spacing="false" fo:line-height="100%"/>
      <style:text-properties style:font-name="Verdana" fo:font-size="10pt" fo:background-color="transparent" style:font-name-asian="Verdana1" style:font-size-asian="10pt" style:font-name-complex="Verdana1" style:font-size-complex="10pt"/>
    </style:style>
    <style:style style:name="P12" style:family="paragraph" style:parent-style-name="Standard">
      <style:paragraph-properties fo:margin-top="0.106cm" fo:margin-bottom="0.106cm" loext:contextual-spacing="false" fo:line-height="100%"/>
      <style:text-properties style:font-name="Verdana" fo:font-size="10pt" officeooo:rsid="001c90f1" officeooo:paragraph-rsid="001c90f1" fo:background-color="transparent" style:font-name-asian="Verdana1" style:font-size-asian="10pt" style:font-name-complex="Verdana1" style:font-size-complex="10pt"/>
    </style:style>
    <style:style style:name="P13" style:family="paragraph" style:parent-style-name="Standard">
      <style:paragraph-properties fo:margin-top="0.106cm" fo:margin-bottom="0.106cm" loext:contextual-spacing="false" fo:line-height="100%"/>
      <style:text-properties style:font-name="Verdana" fo:font-size="10pt" officeooo:rsid="001d17c2" officeooo:paragraph-rsid="001d17c2" fo:background-color="transparent" style:font-name-asian="Verdana1" style:font-size-asian="10pt" style:font-name-complex="Verdana1" style:font-size-complex="10pt"/>
    </style:style>
    <style:style style:name="P14" style:family="paragraph" style:parent-style-name="Standard">
      <style:paragraph-properties fo:margin-top="0.106cm" fo:margin-bottom="0.106cm" loext:contextual-spacing="false" fo:line-height="100%"/>
      <style:text-properties style:font-name="Verdana" fo:font-size="10pt" officeooo:rsid="001f6db9" officeooo:paragraph-rsid="001f6db9" fo:background-color="transparent" style:font-name-asian="Verdana1" style:font-size-asian="10pt" style:font-name-complex="Verdana1" style:font-size-complex="10pt"/>
    </style:style>
    <style:style style:name="P15" style:family="paragraph" style:parent-style-name="Standard">
      <style:paragraph-properties fo:margin-top="0.106cm" fo:margin-bottom="0.106cm" loext:contextual-spacing="false" fo:line-height="100%"/>
      <style:text-properties style:font-name="Verdana" fo:font-size="10pt" officeooo:rsid="001f6db9" officeooo:paragraph-rsid="0024af2d" fo:background-color="transparent" style:font-name-asian="Verdana1" style:font-size-asian="10pt" style:font-name-complex="Verdana1" style:font-size-complex="10pt"/>
    </style:style>
    <style:style style:name="P16" style:family="paragraph" style:parent-style-name="Standard">
      <style:paragraph-properties fo:margin-top="0.106cm" fo:margin-bottom="0.106cm" loext:contextual-spacing="false" fo:line-height="100%"/>
      <style:text-properties style:font-name="Verdana" fo:font-size="10pt" officeooo:rsid="00200f29" officeooo:paragraph-rsid="00200f29" fo:background-color="transparent" style:font-name-asian="Verdana1" style:font-size-asian="10pt" style:font-name-complex="Verdana1" style:font-size-complex="10pt"/>
    </style:style>
    <style:style style:name="P17" style:family="paragraph" style:parent-style-name="Standard">
      <style:paragraph-properties fo:margin-top="0.106cm" fo:margin-bottom="0.106cm" loext:contextual-spacing="false" fo:line-height="100%"/>
      <style:text-properties style:font-name="Verdana" fo:font-size="10pt" officeooo:rsid="001e4605" officeooo:paragraph-rsid="001e4605" fo:background-color="transparent" style:font-name-asian="Verdana1" style:font-size-asian="10pt" style:font-name-complex="Verdana1" style:font-size-complex="10pt"/>
    </style:style>
    <style:style style:name="P18" style:family="paragraph" style:parent-style-name="Standard">
      <style:paragraph-properties fo:margin-top="0.106cm" fo:margin-bottom="0.106cm" loext:contextual-spacing="false" fo:line-height="100%"/>
      <style:text-properties style:font-name="Verdana" fo:font-size="10pt" officeooo:rsid="0024af2d" officeooo:paragraph-rsid="0024af2d" fo:background-color="transparent" style:font-name-asian="Verdana1" style:font-size-asian="10pt" style:font-name-complex="Verdana1" style:font-size-complex="10pt"/>
    </style:style>
    <style:style style:name="P19" style:family="paragraph" style:parent-style-name="Standard">
      <style:paragraph-properties fo:margin-top="0.106cm" fo:margin-bottom="0.106cm" loext:contextual-spacing="false" fo:line-height="100%"/>
      <style:text-properties style:font-name="Verdana" fo:font-size="10pt" officeooo:rsid="00264a39" officeooo:paragraph-rsid="00264a39" fo:background-color="transparent" style:font-name-asian="Verdana1" style:font-size-asian="10pt" style:font-name-complex="Verdana1" style:font-size-complex="10pt"/>
    </style:style>
    <style:style style:name="P20" style:family="paragraph" style:parent-style-name="Standard">
      <style:paragraph-properties fo:margin-top="0.106cm" fo:margin-bottom="0.106cm" loext:contextual-spacing="false" fo:line-height="100%"/>
      <style:text-properties style:font-name="Verdana" fo:font-size="10pt" officeooo:rsid="0021bacd" officeooo:paragraph-rsid="0021bacd" fo:background-color="transparent" style:font-name-asian="Verdana1" style:font-size-asian="10pt" style:font-name-complex="Verdana1" style:font-size-complex="10pt"/>
    </style:style>
    <style:style style:name="P21" style:family="paragraph" style:parent-style-name="Standard">
      <style:paragraph-properties fo:margin-top="0.106cm" fo:margin-bottom="0.106cm" loext:contextual-spacing="false" fo:line-height="100%"/>
      <style:text-properties style:font-name="Verdana" fo:font-size="10pt" officeooo:rsid="0030dac8" officeooo:paragraph-rsid="0030dac8" fo:background-color="transparent"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00%"/>
      <style:text-properties style:font-name="Verdana" fo:font-size="10pt" fo:font-weight="bold" fo:background-color="#deeaf6" style:font-name-asian="Verdana1" style:font-size-asian="10pt" style:font-weight-asian="bold" style:font-name-complex="Verdana1" style:font-size-complex="10pt"/>
    </style:style>
    <style:style style:name="P23" style:family="paragraph" style:parent-style-name="Standard">
      <style:paragraph-properties fo:margin-top="0.106cm" fo:margin-bottom="0.106cm" loext:contextual-spacing="false" fo:line-height="100%"/>
      <style:text-properties style:font-name="Verdana" fo:font-size="10pt" fo:background-color="#ffff00" style:font-name-asian="Verdana1" style:font-size-asian="10pt" style:font-name-complex="Verdana1" style:font-size-complex="10pt"/>
    </style:style>
    <style:style style:name="P24" style:family="paragraph" style:parent-style-name="Standard">
      <style:paragraph-properties fo:margin-top="0.106cm" fo:margin-bottom="0.106cm" loext:contextual-spacing="false" fo:line-height="100%"/>
      <style:text-properties style:font-name="Verdana" fo:font-size="10pt" officeooo:paragraph-rsid="0030dac8" fo:background-color="#ffff00" style:font-name-asian="Verdana1" style:font-size-asian="10pt" style:font-name-complex="Verdana1" style:font-size-complex="10pt"/>
    </style:style>
    <style:style style:name="P25" style:family="paragraph" style:parent-style-name="Standard">
      <style:paragraph-properties fo:margin-top="0.106cm" fo:margin-bottom="0.106cm" loext:contextual-spacing="false" fo:line-height="100%"/>
      <style:text-properties style:font-name="Verdana" fo:font-size="10pt" style:text-underline-style="none" officeooo:rsid="001d17c2" officeooo:paragraph-rsid="001d17c2" fo:background-color="transparent" style:font-name-asian="Verdana1" style:font-size-asian="10pt" style:font-name-complex="Verdana1" style:font-size-complex="10pt"/>
    </style:style>
    <style:style style:name="P26" style:family="paragraph" style:parent-style-name="Standard">
      <style:paragraph-properties fo:margin-top="0.106cm" fo:margin-bottom="0.106cm" loext:contextual-spacing="false" fo:line-height="100%"/>
      <style:text-properties style:font-name="Verdana" fo:font-size="5pt" style:font-name-asian="Verdana1" style:font-size-asian="5pt" style:font-name-complex="Verdana1" style:font-size-complex="5pt"/>
    </style:style>
    <style:style style:name="P27" style:family="paragraph" style:parent-style-name="Standard">
      <style:paragraph-properties fo:margin-top="0.106cm" fo:margin-bottom="0.106cm" loext:contextual-spacing="false" fo:line-height="100%"/>
      <style:text-properties style:font-name="Verdana" fo:font-size="8pt" style:font-name-asian="Verdana1" style:font-size-asian="8pt" style:font-name-complex="Verdana1" style:font-size-complex="8pt"/>
    </style:style>
    <style:style style:name="P28" style:family="paragraph" style:parent-style-name="Standard">
      <style:paragraph-properties fo:margin-top="0.106cm" fo:margin-bottom="0.106cm" loext:contextual-spacing="false" fo:line-height="100%"/>
      <style:text-properties fo:color="#ffffff" style:font-name="Verdana" fo:font-size="10pt" fo:background-color="#5b9bd5" style:font-name-asian="Verdana1" style:font-size-asian="10pt" style:font-name-complex="Verdana1" style:font-size-complex="10pt"/>
    </style:style>
    <style:style style:name="P29" style:family="paragraph" style:parent-style-name="Standard">
      <style:paragraph-properties fo:margin-top="0.106cm" fo:margin-bottom="0.106cm" loext:contextual-spacing="false" fo:line-height="100%"/>
      <style:text-properties style:font-name="Dingbats" fo:font-size="10pt" officeooo:rsid="001d0f1c" officeooo:paragraph-rsid="001d0f1c" style:font-name-asian="Verdana1" style:font-size-asian="10pt" style:font-name-complex="Verdana1" style:font-size-complex="10pt"/>
    </style:style>
    <style:style style:name="P30" style:family="paragraph" style:parent-style-name="Standard">
      <style:paragraph-properties fo:margin-top="0.106cm" fo:margin-bottom="0.106cm" loext:contextual-spacing="false" fo:line-height="100%"/>
      <style:text-properties officeooo:paragraph-rsid="0021bacd" fo:background-color="transparent"/>
    </style:style>
    <style:style style:name="P31" style:family="paragraph" style:parent-style-name="Standard">
      <style:paragraph-properties fo:margin-top="0.106cm" fo:margin-bottom="0.106cm" loext:contextual-spacing="false" fo:line-height="100%"/>
      <style:text-properties officeooo:rsid="0024af2d" officeooo:paragraph-rsid="0024af2d" fo:background-color="transparent"/>
    </style:style>
    <style:style style:name="P32" style:family="paragraph" style:parent-style-name="Standard">
      <style:paragraph-properties fo:margin-top="0.106cm" fo:margin-bottom="0.106cm" loext:contextual-spacing="false" fo:line-height="100%"/>
      <style:text-properties officeooo:rsid="0024af2d" officeooo:paragraph-rsid="0024af2d"/>
    </style:style>
    <style:style style:name="P33" style:family="paragraph" style:parent-style-name="Heading_20_1">
      <style:paragraph-properties fo:margin-top="0.106cm" fo:margin-bottom="0.106cm" loext:contextual-spacing="false" fo:line-height="100%"/>
      <style:text-properties style:font-name="Verdana" fo:font-size="10pt" officeooo:rsid="001a5e68" officeooo:paragraph-rsid="001a5e68" style:font-name-asian="Verdana1" style:font-size-asian="10pt" style:font-name-complex="Verdana1" style:font-size-complex="10pt"/>
    </style:style>
    <style:style style:name="P34" style:family="paragraph" style:parent-style-name="Text_20_body">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lways"/>
      <style:text-properties style:font-name="Verdana" fo:font-size="10pt" fo:background-color="#deeaf6" style:font-name-asian="Verdana1" style:font-size-asian="10pt" style:font-name-complex="Verdana1" style:font-size-complex="10pt"/>
    </style:style>
    <style:style style:name="P36" style:family="paragraph" style:parent-style-name="Text_20_body">
      <style:paragraph-properties fo:margin-top="0cm" fo:margin-bottom="0.247cm" loext:contextual-spacing="false" fo:line-height="100%"/>
      <style:text-properties style:font-name="Verdana" fo:font-size="10pt" style:font-name-asian="Verdana1" style:font-size-asian="10pt" style:font-name-complex="Verdana1" style:font-size-complex="10pt"/>
    </style:style>
    <style:style style:name="P37" style:family="paragraph" style:parent-style-name="Text_20_body">
      <style:paragraph-properties fo:margin-top="0.101cm" fo:margin-bottom="0.146cm" loext:contextual-spacing="false" fo:line-height="100%"/>
      <style:text-properties style:font-name="Verdana" fo:font-size="10pt" style:font-name-asian="Verdana1" style:font-size-asian="10pt" style:font-name-complex="Verdana1" style:font-size-complex="10pt"/>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1cf00d" style:font-name-asian="Verdana1" style:font-size-asian="10pt" style:font-name-complex="Verdana1" style:font-size-complex="10pt"/>
    </style:style>
    <style:style style:name="T4" style:family="text">
      <style:text-properties style:font-name="Verdana" fo:font-size="10pt" officeooo:rsid="00264a39" style:font-name-asian="Verdana1" style:font-size-asian="10pt" style:font-name-complex="Verdana1" style:font-size-complex="10pt"/>
    </style:style>
    <style:style style:name="T5" style:family="text">
      <style:text-properties style:font-name="Verdana" fo:font-size="10pt" fo:font-weight="normal" style:font-name-asian="Verdana1" style:font-size-asian="10pt" style:font-weight-asian="normal" style:font-name-complex="Verdana1" style:font-size-complex="10pt" style:font-weight-complex="normal"/>
    </style:style>
    <style:style style:name="T6"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7" style:family="text">
      <style:text-properties style:font-name="Verdana" fo:font-size="10pt" style:text-underline-style="none" fo:background-color="transparent" loext:char-shading-value="0" style:font-name-asian="Verdana1" style:font-size-asian="10pt" style:font-name-complex="Verdana1" style:font-size-complex="10pt"/>
    </style:style>
    <style:style style:name="T8" style:family="text">
      <style:text-properties style:font-name="Verdana" fo:font-size="10pt" style:text-underline-style="none" officeooo:rsid="00200f29" fo:background-color="transparent" loext:char-shading-value="0" style:font-name-asian="Verdana1" style:font-size-asian="10pt" style:font-name-complex="Verdana1" style:font-size-complex="10pt"/>
    </style:style>
    <style:style style:name="T9" style:family="text">
      <style:text-properties style:font-name="Verdana" fo:font-size="10pt" style:text-underline-style="none" officeooo:rsid="00264a39" fo:background-color="transparent" loext:char-shading-value="0" style:font-name-asian="Verdana1" style:font-size-asian="10pt" style:font-name-complex="Verdana1" style:font-size-complex="10pt"/>
    </style:style>
    <style:style style:name="T10" style:family="text">
      <style:text-properties style:font-name="Verdana" fo:font-size="8pt" style:font-name-asian="Verdana1" style:font-size-asian="8pt" style:font-name-complex="Verdana1" style:font-size-complex="8pt"/>
    </style:style>
    <style:style style:name="T11" style:family="text">
      <style:text-properties fo:color="#0000ff" style:font-name="Verdana" fo:font-size="8pt" style:font-name-asian="Verdana1" style:font-size-asian="8pt" style:font-name-complex="Verdana1" style:font-size-complex="8pt"/>
    </style:style>
    <style:style style:name="T12" style:family="text">
      <style:text-properties style:font-name="Dingbats" fo:font-size="10pt" officeooo:rsid="001d0f1c" style:font-name-asian="Verdana1" style:font-size-asian="10pt" style:font-name-complex="Verdana1" style:font-size-complex="10pt"/>
    </style:style>
    <style:style style:name="T13" style:family="text">
      <style:text-properties officeooo:rsid="001f6db9"/>
    </style:style>
    <style:style style:name="T14" style:family="text">
      <style:text-properties officeooo:rsid="0021bacd"/>
    </style:style>
    <style:style style:name="T15" style:family="text">
      <style:text-properties officeooo:rsid="0024af2d"/>
    </style:style>
    <style:style style:name="T16" style:family="text">
      <style:text-properties officeooo:rsid="00264a39"/>
    </style:style>
    <style:style style:name="T17" style:family="text">
      <style:text-properties officeooo:rsid="002e9a48"/>
    </style:style>
    <style:style style:name="T18" style:family="text">
      <style:text-properties officeooo:rsid="002fe1e1"/>
    </style:style>
    <style:style style:name="T19" style:family="text">
      <style:text-properties officeooo:rsid="0030dac8"/>
    </style:style>
    <style:style style:name="T20" style:family="text">
      <style:text-properties officeooo:rsid="0030dac8"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28"><text:span text:style-name="T17">P</text:span>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9">Title</text:p>
          </table:table-cell>
          <table:table-cell table:style-name="Table1.B2" table:number-columns-spanned="10" office:value-type="string">
            <text:p text:style-name="P33">Operation Safe Crack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Description</text:p>
          </table:table-cell>
          <table:table-cell table:style-name="Table1.B2" table:number-columns-spanned="10" office:value-type="string">
            <text:p text:style-name="P34">We use a holistic approach to understand genomes and cell structure formation, function, and inheritance. Our goal is to incorporate an understanding of genome dynamics and the spatial organization of a genome into our understanding of the relationships between what a cell’s DNA codes for (the genotype) and what we actually see (the phenotype). To do this we use cutting edge methods and technologies from molecular biology, bioinformatics, and computational biology to integrate the spatial organization of genomes with measures of their function.</text:p>
            <text:p text:style-name="P37">We have been developing these approaches to understand muscle, neutrophil and α macrophage development. We have also been working to integrate existing datasets and genome wide association studies with gene expression data to understand complex diseases. Specifically we are interested in how single nucleotide polymorphisms work together to contribute to growth, complex diseases, and cognition.</text:p>
            <text:p text:style-name="P36">DNAse hypersensitivity changes during the differentiation of cell lines. However, cells retain a memory of their progenitor state. We would like to develop a python module that interrogates an integrative analysis of 111 reference human epigenomes into our current pipeline.</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Field of Research</text:p>
          </table:table-cell>
          <table:table-cell table:style-name="Table1.B2" table:number-columns-spanned="10" office:value-type="string">
            <text:p text:style-name="P4"><text:bookmark text:name="6digit"/><text:span text:style-name="Strong_20_Emphasis"><text:span text:style-name="T5">060404</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9">DMP created</text:p>
          </table:table-cell>
          <table:covered-table-cell/>
          <table:covered-table-cell/>
          <table:table-cell table:style-name="Table1.D5" table:number-columns-spanned="3" office:value-type="string">
            <text:p text:style-name="P9">Last updated</text:p>
          </table:table-cell>
          <table:covered-table-cell/>
          <table:covered-table-cell/>
          <table:table-cell table:style-name="Table1.D5" table:number-columns-spanned="2" office:value-type="string">
            <text:p text:style-name="P9">Project start</text:p>
          </table:table-cell>
          <table:covered-table-cell/>
          <table:table-cell table:style-name="Table1.D5" table:number-columns-spanned="3" office:value-type="string">
            <text:p text:style-name="P9">Project end</text:p>
          </table:table-cell>
          <table:covered-table-cell/>
          <table:covered-table-cell/>
        </table:table-row>
        <table:table-row table:style-name="Table1.1">
          <table:table-cell table:style-name="Table1.A6" table:number-columns-spanned="3" office:value-type="string">
            <text:p text:style-name="P4"><text:span text:style-name="Strong_20_Emphasis"><text:span text:style-name="T5">2016/7/28 12:33</text:span></text:span></text:p>
          </table:table-cell>
          <table:covered-table-cell/>
          <table:covered-table-cell/>
          <table:table-cell table:style-name="Table1.B2" table:number-columns-spanned="3" office:value-type="string">
            <text:p text:style-name="P6">2016/7/28 13:17</text:p>
          </table:table-cell>
          <table:covered-table-cell/>
          <table:covered-table-cell/>
          <table:table-cell table:style-name="Table1.B2" table:number-columns-spanned="2" office:value-type="string">
            <text:p text:style-name="P6">2016/7/19</text:p>
          </table:table-cell>
          <table:covered-table-cell/>
          <table:table-cell table:style-name="Table1.B2" table:number-columns-spanned="3" office:value-type="string">
            <text:p text:style-name="P6">2016/10/18</text:p>
          </table:table-cell>
          <table:covered-table-cell/>
          <table:covered-table-cell/>
        </table:table-row>
        <table:table-row table:style-name="Table1.1">
          <table:table-cell table:style-name="Table1.A7" table:number-columns-spanned="11" office:value-type="string">
            <text:p text:style-name="P28">PROJECT CONTRIBUT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9">Role</text:p>
          </table:table-cell>
          <table:covered-table-cell/>
          <table:table-cell table:style-name="Table1.D5" table:number-columns-spanned="3" office:value-type="string">
            <text:p text:style-name="P9">Name</text:p>
          </table:table-cell>
          <table:covered-table-cell/>
          <table:covered-table-cell/>
          <table:table-cell table:style-name="Table1.D5" office:value-type="string">
            <text:p text:style-name="P9">Affiliation</text:p>
          </table:table-cell>
          <table:table-cell table:style-name="Table1.D5" office:value-type="string">
            <text:p text:style-name="P9">Email</text:p>
          </table:table-cell>
          <table:table-cell table:style-name="Table1.D5" table:number-columns-spanned="3" office:value-type="string">
            <text:p text:style-name="P9">Username</text:p>
          </table:table-cell>
          <table:covered-table-cell/>
          <table:covered-table-cell/>
          <table:table-cell table:style-name="Table1.D5" office:value-type="string">
            <text:p text:style-name="P9">ORCiD</text:p>
          </table:table-cell>
        </table:table-row>
        <table:table-row table:style-name="Table1.1">
          <table:table-cell table:style-name="Table1.A2" table:number-columns-spanned="2" office:value-type="string">
            <text:p text:style-name="P9">Supervisor (Data Contact/Product Owner) </text:p>
          </table:table-cell>
          <table:covered-table-cell/>
          <table:table-cell table:style-name="Table1.B2" table:number-columns-spanned="3" office:value-type="string">
            <text:p text:style-name="P6"><text:s/>Justin O’Sullivan</text:p>
          </table:table-cell>
          <table:covered-table-cell/>
          <table:covered-table-cell/>
          <table:table-cell table:style-name="Table1.B2" office:value-type="string">
            <text:p text:style-name="P6">Liggins Institute</text:p>
          </table:table-cell>
          <table:table-cell table:style-name="Table1.B2" office:value-type="string">
            <text:p text:style-name="P6">justin.osullivan@auckland.ac.nz</text:p>
          </table:table-cell>
          <table:table-cell table:style-name="Table1.B2" table:number-columns-spanned="3" office:value-type="string">
            <text:p text:style-name="P6"><text:s/>-</text:p>
          </table:table-cell>
          <table:covered-table-cell/>
          <table:covered-table-cell/>
          <table:table-cell table:style-name="Table1.B2" office:value-type="string">
            <text:p text:style-name="P6">0000-0003-2927-450X</text:p>
          </table:table-cell>
        </table:table-row>
        <table:table-row table:style-name="Table1.1">
          <table:table-cell table:style-name="Table1.A2" table:number-columns-spanned="2" office:value-type="string">
            <text:p text:style-name="P9">Development Team</text:p>
          </table:table-cell>
          <table:covered-table-cell/>
          <table:table-cell table:style-name="Table1.B2" table:number-columns-spanned="3" office:value-type="string">
            <text:p text:style-name="P6">Callum Chalmers</text:p>
          </table:table-cell>
          <table:covered-table-cell/>
          <table:covered-table-cell/>
          <table:table-cell table:style-name="Table1.B2" office:value-type="string">
            <text:p text:style-name="P6">FMHS</text:p>
          </table:table-cell>
          <table:table-cell table:style-name="Table1.B2" office:value-type="string">
            <text:p text:style-name="P6">ccha939@aucklanduni.ac.nz</text:p>
          </table:table-cell>
          <table:table-cell table:style-name="Table1.B2" table:number-columns-spanned="3" office:value-type="string">
            <text:p text:style-name="P6">CallumChalmers29</text:p>
          </table:table-cell>
          <table:covered-table-cell/>
          <table:covered-table-cell/>
          <table:table-cell table:style-name="Table1.B2" office:value-type="string">
            <text:p text:style-name="P6"><text:bookmark text:name="orcid-id"/>0000-0002-8719-8018</text:p>
          </table:table-cell>
        </table:table-row>
        <table:table-row table:style-name="Table1.1">
          <table:table-cell table:style-name="Table1.A11" table:number-columns-spanned="2" office:value-type="string">
            <text:p text:style-name="P10">Scrum Master</text:p>
          </table:table-cell>
          <table:covered-table-cell/>
          <table:table-cell table:style-name="Table1.C11" table:number-columns-spanned="3" office:value-type="string">
            <text:p text:style-name="P8">Kreshnik Pireva</text:p>
          </table:table-cell>
          <table:covered-table-cell/>
          <table:covered-table-cell/>
          <table:table-cell table:style-name="Table1.C11" office:value-type="string">
            <text:p text:style-name="P8">UoA</text:p>
          </table:table-cell>
          <table:table-cell table:style-name="Table1.C11" office:value-type="string">
            <text:p text:style-name="P8">kpir004@aucklanduni.ac.nz</text:p>
          </table:table-cell>
          <table:table-cell table:style-name="Table1.C11" table:number-columns-spanned="3" office:value-type="string">
            <text:p text:style-name="P6">-</text:p>
          </table:table-cell>
          <table:covered-table-cell/>
          <table:covered-table-cell/>
          <table:table-cell table:style-name="Table1.C11" office:value-type="string">
            <text:p text:style-name="P6">-</text:p>
          </table:table-cell>
        </table:table-row>
        <table:table-row table:style-name="Table1.1">
          <table:table-cell table:style-name="Table1.A1" table:number-columns-spanned="11" office:value-type="string">
            <text:p text:style-name="P28">POLICIES &amp; GUIDANC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Related policies</text:p>
          </table:table-cell>
          <table:covered-table-cell/>
          <table:covered-table-cell/>
          <table:covered-table-cell/>
          <table:table-cell table:style-name="Table1.B2" table:number-columns-spanned="7" office:value-type="string">
            <text:p text:style-name="P4"><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2">https://www.auckland.ac.nz/en/about/the-university/how-university-works/policy-and-administration/research/conduct/code-of-conduct-policy.html</text:span></text:span></text:a></text:p>
            <text:p text:style-name="P4"><text:a xlink:type="simple" xlink:href="https://www.drugabuse.gov/funding/funding-opportunities/nih-common-fund/epigenomics-data-access-policies" text:style-name="Internet_20_link" text:visited-style-name="Visited_20_Internet_20_Link"><text:span text:style-name="Internet_20_link"><text:span text:style-name="T2">https://www.drugabuse.gov/funding/funding-opportunities/nih-common-fund/epigenomics-data-access-policies</text:span></text:span></text:a></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8">FUND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Funding agency</text:p>
          </table:table-cell>
          <table:covered-table-cell/>
          <table:covered-table-cell/>
          <table:covered-table-cell/>
          <table:table-cell table:style-name="Table1.B2" table:number-columns-spanned="7" office:value-type="string">
            <text:p text:style-name="P6"><text:s/>Vice Chancellor’s Strategic Development Fund (University of Auckland 2015)</text:p>
          </table:table-cell>
          <table:covered-table-cell/>
          <table:covered-table-cell/>
          <table:covered-table-cell/>
          <table:covered-table-cell/>
          <table:covered-table-cell/>
          <table:covered-table-cell/>
        </table:table-row>
        <table:table-row table:style-name="Table1.1">
          <table:table-cell table:style-name="Table1.A6" table:number-columns-spanned="4" office:value-type="string">
            <text:p text:style-name="P6">Funding ID</text:p>
          </table:table-cell>
          <table:covered-table-cell/>
          <table:covered-table-cell/>
          <table:covered-table-cell/>
          <table:table-cell table:style-name="Table1.B2" table:number-columns-spanned="7" office:value-type="string">
            <text:p text:style-name="P24"><text:s/><text:span text:style-name="T19">To be determined (see Fabian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Research Office ID</text:p>
          </table:table-cell>
          <table:covered-table-cell/>
          <table:covered-table-cell/>
          <table:covered-table-cell/>
          <table:table-cell table:style-name="Table1.B2" table:number-columns-spanned="7" office:value-type="string">
            <text:p text:style-name="P11"><text:s/><text:span text:style-name="T20">To be determined (see Fabiana)</text:span></text:p>
            <text:p text:style-name="P11"/>
            <text:p text:style-name="P11"/>
            <text:p text:style-name="P11"/>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28">ETHICS &amp; PRIVAC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Ethics requirements</text:p>
          </table:table-cell>
          <table:covered-table-cell/>
          <table:covered-table-cell/>
          <table:covered-table-cell/>
          <table:table-cell table:style-name="Table1.B2" table:number-columns-spanned="7" office:value-type="string">
            <text:p text:style-name="P21">Data has no ethical requirements </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5">How will you manage any ethical issues?</text:p>
            <text:p text:style-name="P9"><text:s/></text:p>
          </table:table-cell>
          <table:covered-table-cell/>
          <table:covered-table-cell/>
          <table:covered-table-cell/>
          <table:table-cell table:style-name="Table1.B2" table:number-columns-spanned="7" office:value-type="string">
            <text:p text:style-name="P12">Not applicable</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5">Are there other privacy and/or security requirements?</text:p>
          </table:table-cell>
          <table:covered-table-cell/>
          <table:covered-table-cell/>
          <table:covered-table-cell/>
          <table:table-cell table:style-name="Table1.B2" table:number-columns-spanned="7" office:value-type="string">
            <text:p text:style-name="P12"><text:span text:style-name="T14">Original d</text:span>ata is open access and so no <text:span text:style-name="T13">privacy or </text:span>security measures are necessary</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8">DATA ORGANIS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2">Data collection/ cre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data will you create/ collect?</text:p>
          </table:table-cell>
          <table:covered-table-cell/>
          <table:covered-table-cell/>
          <table:covered-table-cell/>
          <table:table-cell table:style-name="Table1.B2" table:number-columns-spanned="7" office:value-type="string">
            <text:p text:style-name="P25">Data has already been created and for the purposes of this project will not be modified. <text:span text:style-name="T14">Data is in the form of .wig files from DNAse hypersensitivity assays. </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collected/ created?</text:p>
          </table:table-cell>
          <table:covered-table-cell/>
          <table:covered-table-cell/>
          <table:covered-table-cell/>
          <table:table-cell table:style-name="Table1.B2" table:number-columns-spanned="7" office:value-type="string">
            <text:p text:style-name="P13">Data will be downloaded from an online open access repository <text:span text:style-name="T13">found here: </text:span></text:p>
            <text:p text:style-name="P14"><text:a xlink:type="simple" xlink:href="http://www.ncbi.nlm.nih.gov/geo/roadmap/epigenomics/?search=DNAse+hypersensitivity&amp;display=50" text:style-name="Internet_20_link" text:visited-style-name="Visited_20_Internet_20_Link">http://www.ncbi.nlm.nih.gov/geo/roadmap/epigenomics/?search=DNAse+hypersensitivity&amp;display=50</text:a></text:p>
            <text:p text:style-name="P19">This will be managed by Callum.</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non-digital data/assets will you create/ collect?</text:p>
          </table:table-cell>
          <table:covered-table-cell/>
          <table:covered-table-cell/>
          <table:covered-table-cell/>
          <table:table-cell table:style-name="Table1.B2" table:number-columns-spanned="7" office:value-type="string">
            <text:p text:style-name="P12">No non-digital assets will be collected</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2">File managemen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organised?</text:p>
          </table:table-cell>
          <table:covered-table-cell/>
          <table:covered-table-cell/>
          <table:covered-table-cell/>
          <table:table-cell table:style-name="Table1.B2" table:number-columns-spanned="7" office:value-type="string">
            <text:p text:style-name="P15">Files differ by the cell line <text:span text:style-name="T15">used </text:span>to generate the DNAse hypersensitivity data <text:span text:style-name="T15">and their GEO accession number (a unique identifier) </text:span><text:s/>and so files will be named:</text:p>
            <text:p text:style-name="P16">[cell line]-DNAse-hypersensitivity-<text:span text:style-name="T15">[accession number].wig</text:span></text:p>
            <text:p text:style-name="P18">All the data will be in one file called Medsci-736-Project-Data on Callum’s computer.</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2">Storage locatio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stored and backed up during the research?</text:p>
          </table:table-cell>
          <table:covered-table-cell/>
          <table:covered-table-cell/>
          <table:covered-table-cell/>
          <table:table-cell table:style-name="Table1.B2" table:number-columns-spanned="7" office:value-type="string">
            <text:p text:style-name="P18">Due to the size of the data storage on a physical computer/hard drive is the only practical option. As the data is stored in a repository online, it needn’t be backed up as it can be reaccessed at anytime. Should this repository be shut down or the data be removed, the data is still within the time frame where it must be kept by the original creators as it was generated in 2012 and so they could be contacted to retrieve the data. Upon completion of the project, the data will be stored on a hardrive together with the relevant software.</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8">METADATA &amp; DOCUMENT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2" table:number-columns-spanned="4" office:value-type="string">
            <text:p text:style-name="P9">What documentation and metadata will accompany the data to support its discovery, (re)use and increase impact?</text:p>
          </table:table-cell>
          <table:covered-table-cell/>
          <table:covered-table-cell/>
          <table:covered-table-cell/>
          <table:table-cell table:style-name="Table1.B2" table:number-columns-spanned="7" office:value-type="string">
            <text:p text:style-name="P32"><text:span text:style-name="T8">O</text:span><text:span text:style-name="T7">ne metadata file will be created detailing the experimental conditions the files were generated under, the file layout and relevant details about the data including when it was downloaded from the repository incase the data is overwritten or changed. This file will be stored in the same folder as the data. </text:span><text:span text:style-name="T9">This will be completed by Callum upon downloading the dat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Spatial extent</text:p>
          </table:table-cell>
          <table:covered-table-cell/>
          <table:covered-table-cell/>
          <table:covered-table-cell/>
          <table:table-cell table:style-name="Table1.B2" table:number-columns-spanned="7" office:value-type="string">
            <text:p text:style-name="P16">Not applicable</text:p>
            <text:p text:style-name="P16"/>
          </table:table-cell>
          <table:covered-table-cell/>
          <table:covered-table-cell/>
          <table:covered-table-cell/>
          <table:covered-table-cell/>
          <table:covered-table-cell/>
          <table:covered-table-cell/>
        </table:table-row>
        <text:soft-page-break/>
        <table:table-row table:style-name="Table1.1">
          <table:table-cell table:style-name="Table1.A2" table:number-columns-spanned="4" office:value-type="string">
            <text:p text:style-name="P9">Temporal extent</text:p>
          </table:table-cell>
          <table:covered-table-cell/>
          <table:covered-table-cell/>
          <table:covered-table-cell/>
          <table:table-cell table:style-name="Table1.B2" table:number-columns-spanned="7" office:value-type="string">
            <text:p text:style-name="P16">Not applicabl<text:span text:style-name="T18">e</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Links</text:p>
          </table:table-cell>
          <table:covered-table-cell/>
          <table:covered-table-cell/>
          <table:covered-table-cell/>
          <table:table-cell table:style-name="Table1.B2" table:number-columns-spanned="7" office:value-type="string">
            <text:p text:style-name="P20">-</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8">OWNERSHIP, COPYRIGHT &amp; IP</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2">The copyright and other IP is owned/held by:</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3"/>
          </table:table-cell>
          <table:covered-table-cell/>
        </table:table-row>
        <table:table-row table:style-name="Table1.1">
          <table:table-cell table:style-name="Table1.A2" table:number-columns-spanned="9" office:value-type="string">
            <text:p text:style-name="P9">The University of Auckland (normal situation for research undertaken by university staff)</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The student (research by research student in the normal course of study, which does not fall into any of the other categorie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Joint ownership (research conducted in collaboration: copyright and IP ownership are documented in an agreement between the organisation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
          </table:table-cell>
          <table:covered-table-cell/>
        </table:table-row>
        <table:table-row table:style-name="Table1.1">
          <table:table-cell table:style-name="Table1.A2" table:number-columns-spanned="9" office:value-type="string">
            <text:p text:style-name="P9">Third party data (data owned by third party or generated under UniServices agreement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9">3</text:p>
          </table:table-cell>
          <table:covered-table-cell/>
        </table:table-row>
        <table:table-row table:style-name="Table1.1">
          <table:table-cell table:style-name="Table1.A2" table:number-columns-spanned="4" office:value-type="string">
            <text:p text:style-name="P4"><text:span text:style-name="T1">If ownership </text:span><text:span text:style-name="T6">is</text:span><text:span text:style-name="T1"> jointly held, third party or generated under UniServices contract.</text:span></text:p>
          </table:table-cell>
          <table:covered-table-cell/>
          <table:covered-table-cell/>
          <table:covered-table-cell/>
          <table:table-cell table:style-name="Table1.B2" table:number-columns-spanned="7" office:value-type="string">
            <text:p text:style-name="P6"/>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8">ACTIVE DATA - SHARING &amp; ACCESS CONTR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Access to the data during the project will be:</text:p>
          </table:table-cell>
          <table:covered-table-cell/>
          <table:covered-table-cell/>
          <table:covered-table-cell/>
          <table:table-cell table:style-name="Table1.B2" table:number-columns-spanned="7" office:value-type="string">
            <text:p text:style-name="P31"><text:span text:style-name="T4">Access will be m</text:span><text:span text:style-name="T2">anaged through Callum’s laptop </text:span><text:span text:style-name="T4">which is password protected.</text:span><text:span text:style-name="T2"> </text:span><text:span text:style-name="T4">A</text:span><text:span text:style-name="T2">s Callum will be completing the entirety of the project, no one else needs to access the data. If Callum needs assistance from Justin or a third party, </text:span><text:span text:style-name="T4">he will arrange a meeting and bring the laptop along if electronic communications will not suffice, giving access as required, the password to the laptop will not be shared.</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8">RETENTION &amp; DISPOSA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2">Data must be retained after submission of thesis or publication of results for a minimum of:</text:p>
          </table:table-cell>
          <table:covered-table-cell/>
          <table:covered-table-cell/>
          <table:covered-table-cell/>
          <table:covered-table-cell/>
          <table:covered-table-cell/>
          <table:covered-table-cell/>
          <table:covered-table-cell/>
          <table:covered-table-cell/>
          <table:table-cell table:style-name="Table1.D5" table:number-columns-spanned="2" office:value-type="string">
            <text:p text:style-name="P9">(select)</text:p>
          </table:table-cell>
          <table:covered-table-cell/>
        </table:table-row>
        <table:table-row table:style-name="Table1.1">
          <table:table-cell table:style-name="Table1.A2" table:number-columns-spanned="9" office:value-type="string">
            <text:p text:style-name="P9">6 years (standard minimum retention after last publication based on data)</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30"><text:span text:style-name="T2"><text:s/></text:span><text:span text:style-name="T12">3</text:span></text:p>
          </table:table-cell>
          <table:covered-table-cell/>
        </table:table-row>
        <table:table-row table:style-name="Table1.1">
          <table:table-cell table:style-name="Table1.A2" table:number-columns-spanned="9" office:value-type="string">
            <text:p text:style-name="P9">10 years (for medical research involving clinical trials from the end of the trial)</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Until patient reaches 26 years of age, and at least 10 after last treatment (for clinical research involving children)</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21 years from the date of filing a patent related to this research</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Other specified time</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4" office:value-type="string">
            <text:p text:style-name="P9">Details of other time</text:p>
          </table:table-cell>
          <table:covered-table-cell/>
          <table:covered-table-cell/>
          <table:covered-table-cell/>
          <table:table-cell table:style-name="Table1.B2" table:number-columns-spanned="7" office:value-type="string">
            <text:p text:style-name="P6"><text:s/></text:p>
          </table: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9">Based on the above, data must be kept until at least</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5"><text:span text:style-name="T2">20</text:span><text:span text:style-name="T3">22</text:span><text:span text:style-name="T2">/10/18</text:span></text:p>
            <text:p text:style-name="P7"/>
            <text:p text:style-name="P7"/>
            <text:p text:style-name="P7"/>
            <text:p text:style-name="P7"/>
          </table:table-cell>
          <table:covered-table-cell/>
        </table:table-row>
        <text:soft-page-break/>
        <table:table-row table:style-name="Table1.1">
          <table:table-cell table:style-name="Table1.A7" table:number-columns-spanned="11" office:value-type="string">
            <text:p text:style-name="P28">DATA PUBLISHING AND DISCOVE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Licencing</text:p>
            <text:p text:style-name="P9"/>
          </table:table-cell>
          <table:covered-table-cell/>
          <table:covered-table-cell/>
          <table:covered-table-cell/>
          <table:table-cell table:style-name="Table1.B2" table:number-columns-spanned="7" office:value-type="string">
            <text:p text:style-name="P11">Attribution-ShareAlike 3.0 New Zealand</text:p>
            <text:p text:style-name="P11"/>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Outline how data will be prepared and where it will be published.</text:p>
            <text:p text:style-name="P9"><text:s/></text:p>
            <text:p text:style-name="P9"><text:s/></text:p>
          </table:table-cell>
          <table:covered-table-cell/>
          <table:covered-table-cell/>
          <table:covered-table-cell/>
          <table:table-cell table:style-name="Table1.B2" table:number-columns-spanned="7" office:value-type="string">
            <text:p text:style-name="P19">Data was already published in Stergachis et al. 2013, whether this dataset will be published again as a result of this project has yet to be determined and will depend on the utility derived from the data as a result of the software developed.</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8">LONG-TERM ARCHIVE / PRESERVATION (20+years, if applic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is the long-term preservation plan for the dataset?</text:p>
            <text:p text:style-name="P22"><text:s/></text:p>
          </table:table-cell>
          <table:covered-table-cell/>
          <table:covered-table-cell/>
          <table:covered-table-cell/>
          <table:table-cell table:style-name="Table1.B2" table:number-columns-spanned="7" office:value-type="string">
            <text:p text:style-name="P19">Data will remain on a harddrive indefinitely as the resulting software (the ultimate goal of the project) is specifically targeted towards this dataset and therefore loses its utility if the data is not maintained. The responsibility of maintaining the hardrive will be managed by Justin.</text:p>
          </table:table-cell>
          <table:covered-table-cell/>
          <table:covered-table-cell/>
          <table:covered-table-cell/>
          <table:covered-table-cell/>
          <table:covered-table-cell/>
          <table:covered-table-cell/>
        </table:table-row>
      </table:table>
      <text:p text:style-name="P26"><text:s/></text:p>
      <table:table table:name="Table2" table:style-name="Table2">
        <table:table-column table:style-name="Table2.A"/>
        <table:table-column table:style-name="Table2.B"/>
        <table:table-row table:style-name="Table2.1">
          <table:table-cell table:style-name="Table2.A1" table:number-columns-spanned="2" office:value-type="string">
            <text:p text:style-name="P28">RDM/DMP RESPONSIBILITIES &amp; RESOURCES</text:p>
          </table:table-cell>
          <table:covered-table-cell/>
        </table:table-row>
        <table:table-row table:style-name="Table2.1">
          <table:table-cell table:style-name="Table2.A2" office:value-type="string">
            <text:p text:style-name="P9">Who will be responsible for data management?</text:p>
          </table:table-cell>
          <table:table-cell table:style-name="Table2.B2" office:value-type="string">
            <text:p text:style-name="P17">Data will be managed solely by Callum <text:span text:style-name="T16">during the project.</text:span> All onus falls on him to adhere to relevant data usage policies, ensure the DMP is being followed and to ensure the plan is reviewed and revised regularly or as appropriate. <text:span text:style-name="T16">After the completion of the project this will be transferred to Justin.</text:span></text:p>
          </table:table-cell>
        </table:table-row>
        <table:table-row table:style-name="Table2.1">
          <table:table-cell table:style-name="Table2.A2" office:value-type="string">
            <text:p text:style-name="P9">What resources will you require to deliver your plan?</text:p>
          </table:table-cell>
          <table:table-cell table:style-name="Table2.B2" office:value-type="string">
            <text:p text:style-name="P19">A harddrive is necessary for data storage</text:p>
          </table:table-cell>
        </table:table-row>
      </table:table>
      <text:p text:style-name="P26"><text:s/></text:p>
      <text:p text:style-name="P2">References and thanks to:</text:p>
      <text:p text:style-name="P1"><text:span text:style-name="T10">DCC. (2013). Checklist for a Data Management Plan. v.4.0. Edinburgh: Digital Curation Centre. Available online: </text:span><text:span text:style-name="T11">http://www.dcc.ac.uk/resources/data-management-plans</text:span></text:p>
      <text:p text:style-name="P27"><text: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20pt" fo:language="en" fo:country="NZ"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6pt" fo:language="en" fo:country="NZ"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0" fo:widows="0" fo:keep-with-next="always" style:writing-mode="lr-tb"/>
      <style:text-properties fo:color="#434343" style:font-name="Arial1" fo:font-family="Arial" style:font-family-generic="swiss" style:font-pitch="variable" fo:font-size="14pt" fo:language="en" fo:country="NZ"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2pt" fo:language="en" fo:country="NZ"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cm" fo:margin-bottom="0.9cm" fo:margin-left="0.998cm" fo:margin-right="0.499cm" fo:background-color="#ffffff"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NZ</dc:language>
    <dc:date>2016-10-05T21:35:16.098571161</dc:date>
    <meta:editing-cycles>23</meta:editing-cycles>
    <meta:editing-duration>PT1H3M54S</meta:editing-duration>
    <meta:generator>LibreOffice/5.1.4.2$Linux_X86_64 LibreOffice_project/10m0$Build-2</meta:generator>
    <meta:document-statistic meta:table-count="2" meta:image-count="0" meta:object-count="0" meta:page-count="4" meta:paragraph-count="140" meta:word-count="1142" meta:character-count="7651" meta:non-whitespace-character-count="6608"/>
  </office:meta>
</office:document-meta>
</file>